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768310" table:style-name="ce5">
            <text:p>2.768.310</text:p>
          </table:table-cell>
          <table:table-cell office:value-type="float" office:value="392000" table:style-name="ce5">
            <text:p>392.000</text:p>
          </table:table-cell>
          <table:table-cell office:value-type="float" office:value="1007500" table:style-name="ce5">
            <text:p>1.007.500</text:p>
          </table:table-cell>
          <table:table-cell office:value-type="float" office:value="73250" table:style-name="ce5">
            <text:p>73.250</text:p>
          </table:table-cell>
          <table:table-cell office:value-type="float" office:value="4241060" table:style-name="ce6">
            <text:p>4.241.060</text:p>
          </table:table-cell>
          <table:table-cell office:value-type="float" office:value="3998361" table:style-name="ce6">
            <text:p>3.998.361</text:p>
          </table:table-cell>
          <table:table-cell office:value-type="percentage" office:value="0.94277397631724147" table:style-name="ce7">
            <text:p>94,3%</text:p>
          </table:table-cell>
          <table:table-cell office:value-type="float" office:value="2742890" table:style-name="ce5">
            <text:p>2.742.890</text:p>
          </table:table-cell>
          <table:table-cell office:value-type="float" office:value="1296470" table:style-name="ce5">
            <text:p>1.296.470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44365" table:style-name="ce5">
            <text:p>544.365</text:p>
          </table:table-cell>
          <table:table-cell office:value-type="float" office:value="75900" table:style-name="ce5">
            <text:p>75.900</text:p>
          </table:table-cell>
          <table:table-cell office:value-type="float" office:value="158300" table:style-name="ce5">
            <text:p>158.300</text:p>
          </table:table-cell>
          <table:table-cell office:value-type="float" office:value="11400" table:style-name="ce5">
            <text:p>11.400</text:p>
          </table:table-cell>
          <table:table-cell office:value-type="float" office:value="789965" table:style-name="ce6">
            <text:p>789.965</text:p>
          </table:table-cell>
          <table:table-cell office:value-type="float" office:value="737369" table:style-name="ce6">
            <text:p>737.369</text:p>
          </table:table-cell>
          <table:table-cell office:value-type="percentage" office:value="0.93341983505598347" table:style-name="ce7">
            <text:p>93,3%</text:p>
          </table:table-cell>
          <table:table-cell office:value-type="float" office:value="485547" table:style-name="ce5">
            <text:p>485.547</text:p>
          </table:table-cell>
          <table:table-cell office:value-type="float" office:value="259683" table:style-name="ce5">
            <text:p>259.683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02835" table:style-name="ce5">
            <text:p>502.835</text:p>
          </table:table-cell>
          <table:table-cell office:value-type="float" office:value="67000" table:style-name="ce5">
            <text:p>67.000</text:p>
          </table:table-cell>
          <table:table-cell office:value-type="float" office:value="121400" table:style-name="ce5">
            <text:p>121.400</text:p>
          </table:table-cell>
          <table:table-cell office:value-type="float" office:value="8850" table:style-name="ce5">
            <text:p>8.850</text:p>
          </table:table-cell>
          <table:table-cell office:value-type="float" office:value="700085" table:style-name="ce6">
            <text:p>700.085</text:p>
          </table:table-cell>
          <table:table-cell office:value-type="float" office:value="681996" table:style-name="ce6">
            <text:p>681.996</text:p>
          </table:table-cell>
          <table:table-cell office:value-type="percentage" office:value="0.9741617089353436" table:style-name="ce7">
            <text:p>97,4%</text:p>
          </table:table-cell>
          <table:table-cell office:value-type="float" office:value="443444" table:style-name="ce5">
            <text:p>443.444</text:p>
          </table:table-cell>
          <table:table-cell office:value-type="float" office:value="244715" table:style-name="ce5">
            <text:p>244.715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15090" table:style-name="ce5">
            <text:p>315.090</text:p>
          </table:table-cell>
          <table:table-cell office:value-type="float" office:value="47200" table:style-name="ce5">
            <text:p>47.200</text:p>
          </table:table-cell>
          <table:table-cell office:value-type="float" office:value="139300" table:style-name="ce5">
            <text:p>139.300</text:p>
          </table:table-cell>
          <table:table-cell office:value-type="float" office:value="10100" table:style-name="ce5">
            <text:p>10.100</text:p>
          </table:table-cell>
          <table:table-cell office:value-type="float" office:value="511690" table:style-name="ce6">
            <text:p>511.690</text:p>
          </table:table-cell>
          <table:table-cell office:value-type="float" office:value="463768" table:style-name="ce6">
            <text:p>463.768</text:p>
          </table:table-cell>
          <table:table-cell office:value-type="percentage" office:value="0.90634563896108977" table:style-name="ce7">
            <text:p>90,6%</text:p>
          </table:table-cell>
          <table:table-cell office:value-type="float" office:value="330407" table:style-name="ce5">
            <text:p>330.407</text:p>
          </table:table-cell>
          <table:table-cell office:value-type="float" office:value="139965" table:style-name="ce5">
            <text:p>139.965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631770" table:style-name="ce5">
            <text:p>631.770</text:p>
          </table:table-cell>
          <table:table-cell office:value-type="float" office:value="90700" table:style-name="ce5">
            <text:p>90.700</text:p>
          </table:table-cell>
          <table:table-cell office:value-type="float" office:value="259000" table:style-name="ce5">
            <text:p>259.000</text:p>
          </table:table-cell>
          <table:table-cell office:value-type="float" office:value="18800" table:style-name="ce5">
            <text:p>18.800</text:p>
          </table:table-cell>
          <table:table-cell office:value-type="float" office:value="1000270" table:style-name="ce6">
            <text:p>1.000.270</text:p>
          </table:table-cell>
          <table:table-cell office:value-type="float" office:value="861664" table:style-name="ce6">
            <text:p>861.664</text:p>
          </table:table-cell>
          <table:table-cell office:value-type="percentage" office:value="0.86143141351835006" table:style-name="ce7">
            <text:p>86,1%</text:p>
          </table:table-cell>
          <table:table-cell office:value-type="float" office:value="598828" table:style-name="ce5">
            <text:p>598.828</text:p>
          </table:table-cell>
          <table:table-cell office:value-type="float" office:value="278022" table:style-name="ce5">
            <text:p>278.022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41755" table:style-name="ce5">
            <text:p>241.755</text:p>
          </table:table-cell>
          <table:table-cell office:value-type="float" office:value="33100" table:style-name="ce5">
            <text:p>33.100</text:p>
          </table:table-cell>
          <table:table-cell office:value-type="float" office:value="69300" table:style-name="ce5">
            <text:p>69.300</text:p>
          </table:table-cell>
          <table:table-cell office:value-type="float" office:value="4900" table:style-name="ce5">
            <text:p>4.900</text:p>
          </table:table-cell>
          <table:table-cell office:value-type="float" office:value="349055" table:style-name="ce6">
            <text:p>349.055</text:p>
          </table:table-cell>
          <table:table-cell office:value-type="float" office:value="318056" table:style-name="ce6">
            <text:p>318.056</text:p>
          </table:table-cell>
          <table:table-cell office:value-type="percentage" office:value="0.91119164601567093" table:style-name="ce7">
            <text:p>91,1%</text:p>
          </table:table-cell>
          <table:table-cell office:value-type="float" office:value="212435" table:style-name="ce5">
            <text:p>212.435</text:p>
          </table:table-cell>
          <table:table-cell office:value-type="float" office:value="108988" table:style-name="ce5">
            <text:p>108.988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173225" table:style-name="ce5">
            <text:p>1.173.225</text:p>
          </table:table-cell>
          <table:table-cell office:value-type="float" office:value="159600" table:style-name="ce5">
            <text:p>159.600</text:p>
          </table:table-cell>
          <table:table-cell office:value-type="float" office:value="285100" table:style-name="ce5">
            <text:p>285.100</text:p>
          </table:table-cell>
          <table:table-cell office:value-type="float" office:value="20800" table:style-name="ce5">
            <text:p>20.800</text:p>
          </table:table-cell>
          <table:table-cell office:value-type="float" office:value="1638725" table:style-name="ce6">
            <text:p>1.638.725</text:p>
          </table:table-cell>
          <table:table-cell office:value-type="float" office:value="1487806" table:style-name="ce6">
            <text:p>1.487.806</text:p>
          </table:table-cell>
          <table:table-cell office:value-type="percentage" office:value="0.90790462097057167" table:style-name="ce7">
            <text:p>90,8%</text:p>
          </table:table-cell>
          <table:table-cell office:value-type="float" office:value="947300" table:style-name="ce5">
            <text:p>947.300</text:p>
          </table:table-cell>
          <table:table-cell office:value-type="float" office:value="557145" table:style-name="ce5">
            <text:p>557.145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61535" table:style-name="ce5">
            <text:p>761.535</text:p>
          </table:table-cell>
          <table:table-cell office:value-type="float" office:value="107800" table:style-name="ce5">
            <text:p>107.800</text:p>
          </table:table-cell>
          <table:table-cell office:value-type="float" office:value="242500" table:style-name="ce5">
            <text:p>242.500</text:p>
          </table:table-cell>
          <table:table-cell office:value-type="float" office:value="17700" table:style-name="ce5">
            <text:p>17.700</text:p>
          </table:table-cell>
          <table:table-cell office:value-type="float" office:value="1129535" table:style-name="ce6">
            <text:p>1.129.535</text:p>
          </table:table-cell>
          <table:table-cell office:value-type="float" office:value="1045725" table:style-name="ce6">
            <text:p>1.045.725</text:p>
          </table:table-cell>
          <table:table-cell office:value-type="percentage" office:value="0.92580132532413784" table:style-name="ce7">
            <text:p>92,6%</text:p>
          </table:table-cell>
          <table:table-cell office:value-type="float" office:value="709172" table:style-name="ce5">
            <text:p>709.172</text:p>
          </table:table-cell>
          <table:table-cell office:value-type="float" office:value="348337" table:style-name="ce5">
            <text:p>348.337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713850" table:style-name="ce5">
            <text:p>2.713.850</text:p>
          </table:table-cell>
          <table:table-cell office:value-type="float" office:value="386700" table:style-name="ce5">
            <text:p>386.700</text:p>
          </table:table-cell>
          <table:table-cell office:value-type="float" office:value="926100" table:style-name="ce5">
            <text:p>926.100</text:p>
          </table:table-cell>
          <table:table-cell office:value-type="float" office:value="67300" table:style-name="ce5">
            <text:p>67.300</text:p>
          </table:table-cell>
          <table:table-cell office:value-type="float" office:value="4093950" table:style-name="ce6">
            <text:p>4.093.950</text:p>
          </table:table-cell>
          <table:table-cell office:value-type="float" office:value="3677104" table:style-name="ce6">
            <text:p>3.677.104</text:p>
          </table:table-cell>
          <table:table-cell office:value-type="percentage" office:value="0.89817999731310838" table:style-name="ce7">
            <text:p>89,8%</text:p>
          </table:table-cell>
          <table:table-cell office:value-type="float" office:value="2586988" table:style-name="ce5">
            <text:p>2.586.988</text:p>
          </table:table-cell>
          <table:table-cell office:value-type="float" office:value="1123529" table:style-name="ce5">
            <text:p>1.123.529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693180" table:style-name="ce5">
            <text:p>1.693.180</text:p>
          </table:table-cell>
          <table:table-cell office:value-type="float" office:value="239900" table:style-name="ce5">
            <text:p>239.900</text:p>
          </table:table-cell>
          <table:table-cell office:value-type="float" office:value="601900" table:style-name="ce5">
            <text:p>601.900</text:p>
          </table:table-cell>
          <table:table-cell office:value-type="float" office:value="43700" table:style-name="ce5">
            <text:p>43.700</text:p>
          </table:table-cell>
          <table:table-cell office:value-type="float" office:value="2578680" table:style-name="ce6">
            <text:p>2.578.680</text:p>
          </table:table-cell>
          <table:table-cell office:value-type="float" office:value="2359667" table:style-name="ce6">
            <text:p>2.359.667</text:p>
          </table:table-cell>
          <table:table-cell office:value-type="percentage" office:value="0.91506778661951071" table:style-name="ce7">
            <text:p>91,5%</text:p>
          </table:table-cell>
          <table:table-cell office:value-type="float" office:value="1626128" table:style-name="ce5">
            <text:p>1.626.128</text:p>
          </table:table-cell>
          <table:table-cell office:value-type="float" office:value="764907" table:style-name="ce5">
            <text:p>764.907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40585" table:style-name="ce5">
            <text:p>440.585</text:p>
          </table:table-cell>
          <table:table-cell office:value-type="float" office:value="59800" table:style-name="ce5">
            <text:p>59.800</text:p>
          </table:table-cell>
          <table:table-cell office:value-type="float" office:value="126500" table:style-name="ce5">
            <text:p>126.500</text:p>
          </table:table-cell>
          <table:table-cell office:value-type="float" office:value="9200" table:style-name="ce5">
            <text:p>9.200</text:p>
          </table:table-cell>
          <table:table-cell office:value-type="float" office:value="636085" table:style-name="ce6">
            <text:p>636.085</text:p>
          </table:table-cell>
          <table:table-cell office:value-type="float" office:value="600826" table:style-name="ce6">
            <text:p>600.826</text:p>
          </table:table-cell>
          <table:table-cell office:value-type="percentage" office:value="0.94456872902206468" table:style-name="ce7">
            <text:p>94,5%</text:p>
          </table:table-cell>
          <table:table-cell office:value-type="float" office:value="396170" table:style-name="ce5">
            <text:p>396.170</text:p>
          </table:table-cell>
          <table:table-cell office:value-type="float" office:value="210047" table:style-name="ce5">
            <text:p>210.047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32125" table:style-name="ce5">
            <text:p>1.232.125</text:p>
          </table:table-cell>
          <table:table-cell office:value-type="float" office:value="165000" table:style-name="ce5">
            <text:p>165.000</text:p>
          </table:table-cell>
          <table:table-cell office:value-type="float" office:value="321700" table:style-name="ce5">
            <text:p>321.700</text:p>
          </table:table-cell>
          <table:table-cell office:value-type="float" office:value="23450" table:style-name="ce5">
            <text:p>23.450</text:p>
          </table:table-cell>
          <table:table-cell office:value-type="float" office:value="1742275" table:style-name="ce6">
            <text:p>1.742.275</text:p>
          </table:table-cell>
          <table:table-cell office:value-type="float" office:value="1679867" table:style-name="ce6">
            <text:p>1.679.867</text:p>
          </table:table-cell>
          <table:table-cell office:value-type="percentage" office:value="0.96418016673602047" table:style-name="ce7">
            <text:p>96,4%</text:p>
          </table:table-cell>
          <table:table-cell office:value-type="float" office:value="1111174" table:style-name="ce5">
            <text:p>1.111.174</text:p>
          </table:table-cell>
          <table:table-cell office:value-type="float" office:value="581969" table:style-name="ce5">
            <text:p>581.969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27595" table:style-name="ce5">
            <text:p>127.595</text:p>
          </table:table-cell>
          <table:table-cell office:value-type="float" office:value="17400" table:style-name="ce5">
            <text:p>17.400</text:p>
          </table:table-cell>
          <table:table-cell office:value-type="float" office:value="37800" table:style-name="ce5">
            <text:p>37.800</text:p>
          </table:table-cell>
          <table:table-cell office:value-type="float" office:value="2800" table:style-name="ce5">
            <text:p>2.800</text:p>
          </table:table-cell>
          <table:table-cell office:value-type="float" office:value="185595" table:style-name="ce6">
            <text:p>185.595</text:p>
          </table:table-cell>
          <table:table-cell office:value-type="float" office:value="171149" table:style-name="ce6">
            <text:p>171.149</text:p>
          </table:table-cell>
          <table:table-cell office:value-type="percentage" office:value="0.92216385139685875" table:style-name="ce7">
            <text:p>92,2%</text:p>
          </table:table-cell>
          <table:table-cell office:value-type="float" office:value="112369" table:style-name="ce5">
            <text:p>112.369</text:p>
          </table:table-cell>
          <table:table-cell office:value-type="float" office:value="61391" table:style-name="ce5">
            <text:p>61.391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235795" table:style-name="ce5">
            <text:p>2.235.795</text:p>
          </table:table-cell>
          <table:table-cell office:value-type="float" office:value="320200" table:style-name="ce5">
            <text:p>320.200</text:p>
          </table:table-cell>
          <table:table-cell office:value-type="float" office:value="807300" table:style-name="ce5">
            <text:p>807.300</text:p>
          </table:table-cell>
          <table:table-cell office:value-type="float" office:value="58600" table:style-name="ce5">
            <text:p>58.600</text:p>
          </table:table-cell>
          <table:table-cell office:value-type="float" office:value="3421895" table:style-name="ce6">
            <text:p>3.421.895</text:p>
          </table:table-cell>
          <table:table-cell office:value-type="float" office:value="3108348" table:style-name="ce6">
            <text:p>3.108.348</text:p>
          </table:table-cell>
          <table:table-cell office:value-type="percentage" office:value="0.90837036203624011" table:style-name="ce7">
            <text:p>90,8%</text:p>
          </table:table-cell>
          <table:table-cell office:value-type="float" office:value="2139916" table:style-name="ce5">
            <text:p>2.139.916</text:p>
          </table:table-cell>
          <table:table-cell office:value-type="float" office:value="992121" table:style-name="ce5">
            <text:p>992.121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78085" table:style-name="ce5">
            <text:p>478.085</text:p>
          </table:table-cell>
          <table:table-cell office:value-type="float" office:value="67500" table:style-name="ce5">
            <text:p>67.500</text:p>
          </table:table-cell>
          <table:table-cell office:value-type="float" office:value="179800" table:style-name="ce5">
            <text:p>179.800</text:p>
          </table:table-cell>
          <table:table-cell office:value-type="float" office:value="13050" table:style-name="ce5">
            <text:p>13.050</text:p>
          </table:table-cell>
          <table:table-cell office:value-type="float" office:value="738435" table:style-name="ce6">
            <text:p>738.435</text:p>
          </table:table-cell>
          <table:table-cell office:value-type="float" office:value="624342" table:style-name="ce6">
            <text:p>624.342</text:p>
          </table:table-cell>
          <table:table-cell office:value-type="percentage" office:value="0.84549350992301286" table:style-name="ce7">
            <text:p>84,5%</text:p>
          </table:table-cell>
          <table:table-cell office:value-type="float" office:value="421907" table:style-name="ce5">
            <text:p>421.907</text:p>
          </table:table-cell>
          <table:table-cell office:value-type="float" office:value="207053" table:style-name="ce5">
            <text:p>207.053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44095" table:style-name="ce5">
            <text:p>244.095</text:p>
          </table:table-cell>
          <table:table-cell office:value-type="float" office:value="34500" table:style-name="ce5">
            <text:p>34.500</text:p>
          </table:table-cell>
          <table:table-cell office:value-type="float" office:value="78700" table:style-name="ce5">
            <text:p>78.700</text:p>
          </table:table-cell>
          <table:table-cell office:value-type="float" office:value="5750" table:style-name="ce5">
            <text:p>5.750</text:p>
          </table:table-cell>
          <table:table-cell office:value-type="float" office:value="363045" table:style-name="ce6">
            <text:p>363.045</text:p>
          </table:table-cell>
          <table:table-cell office:value-type="float" office:value="347979" table:style-name="ce6">
            <text:p>347.979</text:p>
          </table:table-cell>
          <table:table-cell office:value-type="percentage" office:value="0.9585010122712061" table:style-name="ce7">
            <text:p>95,9%</text:p>
          </table:table-cell>
          <table:table-cell office:value-type="float" office:value="234688" table:style-name="ce5">
            <text:p>234.688</text:p>
          </table:table-cell>
          <table:table-cell office:value-type="float" office:value="118837" table:style-name="ce5">
            <text:p>118.837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85510" table:style-name="ce5">
            <text:p>885.510</text:p>
          </table:table-cell>
          <table:table-cell office:value-type="float" office:value="121800" table:style-name="ce5">
            <text:p>121.800</text:p>
          </table:table-cell>
          <table:table-cell office:value-type="float" office:value="264300" table:style-name="ce5">
            <text:p>264.300</text:p>
          </table:table-cell>
          <table:table-cell office:value-type="float" office:value="19250" table:style-name="ce5">
            <text:p>19.250</text:p>
          </table:table-cell>
          <table:table-cell office:value-type="float" office:value="1290860" table:style-name="ce6">
            <text:p>1.290.860</text:p>
          </table:table-cell>
          <table:table-cell office:value-type="float" office:value="1199412" table:style-name="ce6">
            <text:p>1.199.412</text:p>
          </table:table-cell>
          <table:table-cell office:value-type="percentage" office:value="0.92915730598205848" table:style-name="ce7">
            <text:p>92,9%</text:p>
          </table:table-cell>
          <table:table-cell office:value-type="float" office:value="835538" table:style-name="ce5">
            <text:p>835.538</text:p>
          </table:table-cell>
          <table:table-cell office:value-type="float" office:value="378271" table:style-name="ce5">
            <text:p>378.271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0700" table:style-name="ce5">
            <text:p>20.700</text:p>
          </table:table-cell>
          <table:table-cell office:value-type="float" office:value="3200" table:style-name="ce5">
            <text:p>3.2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5250" table:style-name="ce6">
            <text:p>35.250</text:p>
          </table:table-cell>
          <table:table-cell office:value-type="float" office:value="32187" table:style-name="ce6">
            <text:p>32.187</text:p>
          </table:table-cell>
          <table:table-cell office:value-type="percentage" office:value="0.91310638297872337" table:style-name="ce7">
            <text:p>91,3%</text:p>
          </table:table-cell>
          <table:table-cell office:value-type="float" office:value="24310" table:style-name="ce5">
            <text:p>24.310</text:p>
          </table:table-cell>
          <table:table-cell office:value-type="float" office:value="8539" table:style-name="ce5">
            <text:p>8.539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0700" table:style-name="ce5">
            <text:p>20.700</text:p>
          </table:table-cell>
          <table:table-cell office:value-type="float" office:value="3100" table:style-name="ce5">
            <text:p>3.1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5150" table:style-name="ce6">
            <text:p>35.150</text:p>
          </table:table-cell>
          <table:table-cell office:value-type="float" office:value="29595" table:style-name="ce6">
            <text:p>29.595</text:p>
          </table:table-cell>
          <table:table-cell office:value-type="percentage" office:value="0.8419630156472262" table:style-name="ce7">
            <text:p>84,2%</text:p>
          </table:table-cell>
          <table:table-cell office:value-type="float" office:value="22354" table:style-name="ce5">
            <text:p>22.354</text:p>
          </table:table-cell>
          <table:table-cell office:value-type="float" office:value="7713" table:style-name="ce5">
            <text:p>7.713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7864" table:style-name="ce6">
            <text:p>77.864</text:p>
          </table:table-cell>
          <table:table-cell office:value-type="percentage" office:value="0.85246332384497481" table:style-name="ce7">
            <text:p>85,2%</text:p>
          </table:table-cell>
          <table:table-cell office:value-type="float" office:value="68278" table:style-name="ce5">
            <text:p>68.278</text:p>
          </table:table-cell>
          <table:table-cell office:value-type="float" office:value="9586" table:style-name="ce5">
            <text:p>9.586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052945" table:style-name="ce11">
            <text:p>17.052.945</text:p>
          </table:table-cell>
          <table:table-cell office:value-type="float" office:value="2395800" table:style-name="ce12">
            <text:p>2.395.800</text:p>
          </table:table-cell>
          <table:table-cell office:value-type="float" office:value="5713800" table:style-name="ce13">
            <text:p>5.713.800</text:p>
          </table:table-cell>
          <table:table-cell office:value-type="float" office:value="410400" table:style-name="ce14">
            <text:p>410.400</text:p>
          </table:table-cell>
          <table:table-cell office:value-type="float" office:value="25572945" table:style-name="ce15">
            <text:p>25.572.945</text:p>
          </table:table-cell>
          <table:table-cell office:value-type="float" office:value="23503085" table:style-name="ce15">
            <text:p>23.503.085</text:p>
          </table:table-cell>
          <table:table-cell office:value-type="percentage" office:value="0.91906055403474263" table:style-name="ce16">
            <text:p>91,9%</text:p>
          </table:table-cell>
          <table:table-cell office:value-type="float" office:value="16049843" table:style-name="ce15">
            <text:p>16.049.843</text:p>
          </table:table-cell>
          <table:table-cell office:value-type="float" office:value="7697288" table:style-name="ce15">
            <text:p>7.697.288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06" table:style-name="ce5">
            <text:p>18.506</text:p>
          </table:table-cell>
          <table:table-cell office:value-type="float" office:value="17828" table:style-name="ce5">
            <text:p>17.828</text:p>
          </table:table-cell>
          <table:table-cell office:value-type="percentage" office:value="0.99612444827214985" table:style-name="ce25">
            <text:p>99,6%</text:p>
          </table:table-cell>
          <table:table-cell office:value-type="percentage" office:value="0.95962966950156103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36" table:style-name="ce5">
            <text:p>10.836</text:p>
          </table:table-cell>
          <table:table-cell office:value-type="float" office:value="10836" table:style-name="ce5">
            <text:p>10.836</text:p>
          </table:table-cell>
          <table:table-cell office:value-type="float" office:value="9826" table:style-name="ce5">
            <text:p>9.8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679217423403469" table:style-name="ce25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0" table:style-name="ce5">
            <text:p>7.200</text:p>
          </table:table-cell>
          <table:table-cell office:value-type="float" office:value="7003" table:style-name="ce5">
            <text:p>7.003</text:p>
          </table:table-cell>
          <table:table-cell office:value-type="percentage" office:value="0.96385542168674698" table:style-name="ce25">
            <text:p>96,4%</text:p>
          </table:table-cell>
          <table:table-cell office:value-type="percentage" office:value="0.93748326639892909" table:style-name="ce25">
            <text:p>93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68" table:style-name="ce5">
            <text:p>25.068</text:p>
          </table:table-cell>
          <table:table-cell office:value-type="float" office:value="23818" table:style-name="ce5">
            <text:p>23.818</text:p>
          </table:table-cell>
          <table:table-cell office:value-type="percentage" office:value="0.98052100445904722" table:style-name="ce25">
            <text:p>98,1%</text:p>
          </table:table-cell>
          <table:table-cell office:value-type="percentage" office:value="0.93162794336227805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51" table:style-name="ce5">
            <text:p>30.251</text:p>
          </table:table-cell>
          <table:table-cell office:value-type="float" office:value="30251" table:style-name="ce5">
            <text:p>30.251</text:p>
          </table:table-cell>
          <table:table-cell office:value-type="float" office:value="28144" table:style-name="ce5">
            <text:p>28.144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034940993686155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48" table:style-name="ce5">
            <text:p>15.248</text:p>
          </table:table-cell>
          <table:table-cell office:value-type="float" office:value="14249" table:style-name="ce5">
            <text:p>14.249</text:p>
          </table:table-cell>
          <table:table-cell office:value-type="percentage" office:value="0.9981670594396439" table:style-name="ce25">
            <text:p>99,8%</text:p>
          </table:table-cell>
          <table:table-cell office:value-type="percentage" office:value="0.93277035873265257" table:style-name="ce25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603" table:style-name="ce5">
            <text:p>23.603</text:p>
          </table:table-cell>
          <table:table-cell office:value-type="float" office:value="22989" table:style-name="ce5">
            <text:p>22.989</text:p>
          </table:table-cell>
          <table:table-cell office:value-type="percentage" office:value="0.99172268907563021" table:style-name="ce25">
            <text:p>99,2%</text:p>
          </table:table-cell>
          <table:table-cell office:value-type="percentage" office:value="0.96592436974789919" table:style-name="ce25">
            <text:p>96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87" table:style-name="ce5">
            <text:p>3.387</text:p>
          </table:table-cell>
          <table:table-cell office:value-type="float" office:value="3288" table:style-name="ce5">
            <text:p>3.288</text:p>
          </table:table-cell>
          <table:table-cell office:value-type="percentage" office:value="0.99911504424778763" table:style-name="ce25">
            <text:p>99,9%</text:p>
          </table:table-cell>
          <table:table-cell office:value-type="percentage" office:value="0.9699115044247788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64" table:style-name="ce5">
            <text:p>11.364</text:p>
          </table:table-cell>
          <table:table-cell office:value-type="float" office:value="10938" table:style-name="ce5">
            <text:p>10.938</text:p>
          </table:table-cell>
          <table:table-cell office:value-type="percentage" office:value="0.95616323096339928" table:style-name="ce25">
            <text:p>95,6%</text:p>
          </table:table-cell>
          <table:table-cell office:value-type="percentage" office:value="0.92031973075305007" table:style-name="ce25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76" table:style-name="ce5">
            <text:p>8.376</text:p>
          </table:table-cell>
          <table:table-cell office:value-type="float" office:value="8376" table:style-name="ce5">
            <text:p>8.376</text:p>
          </table:table-cell>
          <table:table-cell office:value-type="float" office:value="8216" table:style-name="ce5">
            <text:p>8.21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089780324737341" table:style-name="ce25">
            <text:p>98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027" table:style-name="ce15">
            <text:p>419.027</text:p>
          </table:table-cell>
          <table:table-cell office:value-type="float" office:value="417015" table:style-name="ce15">
            <text:p>417.015</text:p>
          </table:table-cell>
          <table:table-cell office:value-type="float" office:value="389920" table:style-name="ce15">
            <text:p>389.920</text:p>
          </table:table-cell>
          <table:table-cell office:value-type="percentage" office:value="0.99519840010309601" table:style-name="ce26">
            <text:p>99,5%</text:p>
          </table:table-cell>
          <table:table-cell office:value-type="percentage" office:value="0.93053669572605102" table:style-name="ce26">
            <text:p>93,1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47194" table:style-name="ce23">
            <text:p>1.847.194</text:p>
          </table:table-cell>
          <table:table-cell office:value-type="percentage" office:value="0.93290553139223165" table:style-name="ce28">
            <text:p>93,3%</text:p>
          </table:table-cell>
          <table:table-cell office:value-type="float" office:value="1034874" table:style-name="ce23">
            <text:p>1.034.874</text:p>
          </table:table-cell>
          <table:table-cell office:value-type="percentage" office:value="0.52265202187426141" table:style-name="ce28">
            <text:p>52,3%</text:p>
          </table:table-cell>
          <table:table-cell office:value-type="date" office:date-value="2021-05-19T00:00:00" table:style-name="ce29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2641" table:style-name="ce5">
            <text:p>352.641</text:p>
          </table:table-cell>
          <table:table-cell office:value-type="percentage" office:value="0.94256526492199211" table:style-name="ce30">
            <text:p>94,3%</text:p>
          </table:table-cell>
          <table:table-cell office:value-type="float" office:value="218805" table:style-name="ce5">
            <text:p>218.805</text:p>
          </table:table-cell>
          <table:table-cell office:value-type="percentage" office:value="0.58483838462134718" table:style-name="ce30">
            <text:p>58,5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0901" table:style-name="ce5">
            <text:p>330.901</text:p>
          </table:table-cell>
          <table:table-cell office:value-type="percentage" office:value="0.95435602073100734" table:style-name="ce30">
            <text:p>95,4%</text:p>
          </table:table-cell>
          <table:table-cell office:value-type="float" office:value="189579" table:style-name="ce5">
            <text:p>189.579</text:p>
          </table:table-cell>
          <table:table-cell office:value-type="percentage" office:value="0.54676734145307404" table:style-name="ce30">
            <text:p>54,7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7049" table:style-name="ce5">
            <text:p>217.049</text:p>
          </table:table-cell>
          <table:table-cell office:value-type="percentage" office:value="0.87771392985535146" table:style-name="ce30">
            <text:p>87,8%</text:p>
          </table:table-cell>
          <table:table-cell office:value-type="float" office:value="110603" table:style-name="ce5">
            <text:p>110.603</text:p>
          </table:table-cell>
          <table:table-cell office:value-type="percentage" office:value="0.44726211032435731" table:style-name="ce30">
            <text:p>44,7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16847" table:style-name="ce5">
            <text:p>416.847</text:p>
          </table:table-cell>
          <table:table-cell office:value-type="percentage" office:value="0.86868642663782492" table:style-name="ce30">
            <text:p>86,9%</text:p>
          </table:table-cell>
          <table:table-cell office:value-type="float" office:value="213141" table:style-name="ce5">
            <text:p>213.141</text:p>
          </table:table-cell>
          <table:table-cell office:value-type="percentage" office:value="0.44417422617894009" table:style-name="ce30">
            <text:p>44,4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1912" table:style-name="ce5">
            <text:p>161.912</text:p>
          </table:table-cell>
          <table:table-cell office:value-type="percentage" office:value="0.9443520964929164" table:style-name="ce30">
            <text:p>94,4%</text:p>
          </table:table-cell>
          <table:table-cell office:value-type="float" office:value="89136" table:style-name="ce5">
            <text:p>89.136</text:p>
          </table:table-cell>
          <table:table-cell office:value-type="percentage" office:value="0.51988591625693337" table:style-name="ce30">
            <text:p>52,0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63859" table:style-name="ce5">
            <text:p>763.859</text:p>
          </table:table-cell>
          <table:table-cell office:value-type="percentage" office:value="0.96980480979937589" table:style-name="ce30">
            <text:p>97,0%</text:p>
          </table:table-cell>
          <table:table-cell office:value-type="float" office:value="474861" table:style-name="ce5">
            <text:p>474.861</text:p>
          </table:table-cell>
          <table:table-cell office:value-type="percentage" office:value="0.60288938375556411" table:style-name="ce30">
            <text:p>60,3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85909" table:style-name="ce5">
            <text:p>485.909</text:p>
          </table:table-cell>
          <table:table-cell office:value-type="percentage" office:value="0.94767318265238265" table:style-name="ce30">
            <text:p>94,8%</text:p>
          </table:table-cell>
          <table:table-cell office:value-type="float" office:value="275621" table:style-name="ce5">
            <text:p>275.621</text:p>
          </table:table-cell>
          <table:table-cell office:value-type="percentage" office:value="0.53754639299916718" table:style-name="ce30">
            <text:p>53,8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24722" table:style-name="ce5">
            <text:p>1.724.722</text:p>
          </table:table-cell>
          <table:table-cell office:value-type="percentage" office:value="0.89825902361994758" table:style-name="ce30">
            <text:p>89,8%</text:p>
          </table:table-cell>
          <table:table-cell office:value-type="float" office:value="868960" table:style-name="ce5">
            <text:p>868.960</text:p>
          </table:table-cell>
          <table:table-cell office:value-type="percentage" office:value="0.45256636209475476" table:style-name="ce30">
            <text:p>45,3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13233" table:style-name="ce5">
            <text:p>1.213.233</text:p>
          </table:table-cell>
          <table:table-cell office:value-type="percentage" office:value="0.93677193096243516" table:style-name="ce30">
            <text:p>93,7%</text:p>
          </table:table-cell>
          <table:table-cell office:value-type="float" office:value="643402" table:style-name="ce5">
            <text:p>643.402</text:p>
          </table:table-cell>
          <table:table-cell office:value-type="percentage" office:value="0.49678910310310775" table:style-name="ce30">
            <text:p>49,7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4942" table:style-name="ce5">
            <text:p>294.942</text:p>
          </table:table-cell>
          <table:table-cell office:value-type="percentage" office:value="1.0060168225446657" table:style-name="ce30">
            <text:p>100,6%</text:p>
          </table:table-cell>
          <table:table-cell office:value-type="float" office:value="173060" table:style-name="ce5">
            <text:p>173.060</text:p>
          </table:table-cell>
          <table:table-cell office:value-type="percentage" office:value="0.59028985803846123" table:style-name="ce30">
            <text:p>59,0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36539" table:style-name="ce5">
            <text:p>836.539</text:p>
          </table:table-cell>
          <table:table-cell office:value-type="percentage" office:value="0.96044505626349752" table:style-name="ce30">
            <text:p>96,0%</text:p>
          </table:table-cell>
          <table:table-cell office:value-type="float" office:value="508422" table:style-name="ce5">
            <text:p>508.422</text:p>
          </table:table-cell>
          <table:table-cell office:value-type="percentage" office:value="0.58372819007314658" table:style-name="ce30">
            <text:p>58,4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259" table:style-name="ce5">
            <text:p>86.259</text:p>
          </table:table-cell>
          <table:table-cell office:value-type="percentage" office:value="0.97965928449744466" table:style-name="ce30">
            <text:p>98,0%</text:p>
          </table:table-cell>
          <table:table-cell office:value-type="float" office:value="51523" table:style-name="ce5">
            <text:p>51.523</text:p>
          </table:table-cell>
          <table:table-cell office:value-type="percentage" office:value="0.58515616127200454" table:style-name="ce30">
            <text:p>58,5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58834" table:style-name="ce5">
            <text:p>1.458.834</text:p>
          </table:table-cell>
          <table:table-cell office:value-type="percentage" office:value="0.91547549271238748" table:style-name="ce30">
            <text:p>91,5%</text:p>
          </table:table-cell>
          <table:table-cell office:value-type="float" office:value="795274" table:style-name="ce5">
            <text:p>795.274</text:p>
          </table:table-cell>
          <table:table-cell office:value-type="percentage" office:value="0.49906559416037138" table:style-name="ce30">
            <text:p>49,9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0592" table:style-name="ce5">
            <text:p>290.592</text:p>
          </table:table-cell>
          <table:table-cell office:value-type="percentage" office:value="0.90929629293539316" table:style-name="ce30">
            <text:p>90,9%</text:p>
          </table:table-cell>
          <table:table-cell office:value-type="float" office:value="158201" table:style-name="ce5">
            <text:p>158.201</text:p>
          </table:table-cell>
          <table:table-cell office:value-type="percentage" office:value="0.4950293980518119" table:style-name="ce30">
            <text:p>49,5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3797" table:style-name="ce5">
            <text:p>163.797</text:p>
          </table:table-cell>
          <table:table-cell office:value-type="percentage" office:value="0.95898759967681879" table:style-name="ce30">
            <text:p>95,9%</text:p>
          </table:table-cell>
          <table:table-cell office:value-type="float" office:value="94957" table:style-name="ce5">
            <text:p>94.957</text:p>
          </table:table-cell>
          <table:table-cell office:value-type="percentage" office:value="0.55594782262502784" table:style-name="ce30">
            <text:p>55,6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25645" table:style-name="ce5">
            <text:p>625.645</text:p>
          </table:table-cell>
          <table:table-cell office:value-type="percentage" office:value="0.96083083774859868" table:style-name="ce30">
            <text:p>96,1%</text:p>
          </table:table-cell>
          <table:table-cell office:value-type="float" office:value="307112" table:style-name="ce5">
            <text:p>307.112</text:p>
          </table:table-cell>
          <table:table-cell office:value-type="percentage" office:value="0.47164555018044996" table:style-name="ce30">
            <text:p>47,2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979" table:style-name="ce5">
            <text:p>11.979</text:p>
          </table:table-cell>
          <table:table-cell office:value-type="percentage" office:value="0.81048714479025707" table:style-name="ce30">
            <text:p>81,0%</text:p>
          </table:table-cell>
          <table:table-cell office:value-type="float" office:value="6664" table:style-name="ce5">
            <text:p>6.664</text:p>
          </table:table-cell>
          <table:table-cell office:value-type="percentage" office:value="0.45087956698240866" table:style-name="ce30">
            <text:p>45,1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495" table:style-name="ce5">
            <text:p>10.495</text:p>
          </table:table-cell>
          <table:table-cell office:value-type="percentage" office:value="0.75373455903476017" table:style-name="ce30">
            <text:p>75,4%</text:p>
          </table:table-cell>
          <table:table-cell office:value-type="float" office:value="6002" table:style-name="ce5">
            <text:p>6.002</text:p>
          </table:table-cell>
          <table:table-cell office:value-type="percentage" office:value="0.43105429474288998" table:style-name="ce30">
            <text:p>43,1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13" table:style-name="ce5">
            <text:p>3.213</text:p>
          </table:table-cell>
          <table:table-cell office:value-type="string" table:style-name="ce30">
            <text:p>-</text:p>
          </table:table-cell>
          <table:table-cell office:value-type="float" office:value="632" table:style-name="ce5">
            <text:p>632</text:p>
          </table:table-cell>
          <table:table-cell office:value-type="string" table:style-name="ce30">
            <text:p>-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296562" table:style-name="ce15">
            <text:p>11.296.562</text:p>
          </table:table-cell>
          <table:table-cell office:value-type="percentage" office:value="0.9312101874074431" table:style-name="ce16">
            <text:p>93,1%</text:p>
          </table:table-cell>
          <table:table-cell office:value-type="float" office:value="6220829" table:style-name="ce15">
            <text:p>6.220.829</text:p>
          </table:table-cell>
          <table:table-cell office:value-type="percentage" office:value="0.51280197806373806" table:style-name="ce16">
            <text:p>51,3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8585" table:style-name="ce39">
            <text:p>428.585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3332" table:style-name="ce39">
            <text:p>633.332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7378613458880259" table:style-name="ce40">
            <text:p>97,4%</text:p>
          </table:table-cell>
          <table:table-cell office:value-type="float" office:value="785277" table:style-name="ce39">
            <text:p>785.27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5715174529851645" table:style-name="ce40">
            <text:p>85,7%</text:p>
          </table:table-cell>
          <table:table-cell office:value-type="float" office:value="492962" table:style-name="ce39">
            <text:p>492.962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38968681152328699" table:style-name="ce40">
            <text:p>39,0%</text:p>
          </table:table-cell>
          <table:table-cell office:value-type="float" office:value="367761" table:style-name="ce39">
            <text:p>367.761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220486538593817" table:style-name="ce40">
            <text:p>12,2%</text:p>
          </table:table-cell>
          <table:table-cell office:value-type="float" office:value="34499" table:style-name="ce39">
            <text:p>34.499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5123784445374739E-2" table:style-name="ce40">
            <text:p>5,5%</text:p>
          </table:table-cell>
          <table:table-cell office:value-type="float" office:value="474" table:style-name="ce39">
            <text:p>474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6055265747219948E-3" table:style-name="ce40">
            <text:p>0,3%</text:p>
          </table:table-cell>
          <table:table-cell office:value-type="float" office:value="2742890" table:style-name="ce39">
            <text:p>2.742.890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38838958836274123" table:style-name="ce40">
            <text:p>38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085" table:style-name="ce42">
            <text:p>100.085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5521" table:style-name="ce42">
            <text:p>115.521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113194064982555" table:style-name="ce43">
            <text:p>97,1%</text:p>
          </table:table-cell>
          <table:table-cell office:value-type="float" office:value="137035" table:style-name="ce42">
            <text:p>137.035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7636777580947389" table:style-name="ce43">
            <text:p>87,6%</text:p>
          </table:table-cell>
          <table:table-cell office:value-type="float" office:value="67734" table:style-name="ce42">
            <text:p>67.734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34163194899781102" table:style-name="ce43">
            <text:p>34,2%</text:p>
          </table:table-cell>
          <table:table-cell office:value-type="float" office:value="58676" table:style-name="ce42">
            <text:p>58.676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153605943288582" table:style-name="ce43">
            <text:p>13,2%</text:p>
          </table:table-cell>
          <table:table-cell office:value-type="float" office:value="6446" table:style-name="ce42">
            <text:p>6.446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2280780444045747E-2" table:style-name="ce43">
            <text:p>7,2%</text:p>
          </table:table-cell>
          <table:table-cell office:value-type="float" office:value="50" table:style-name="ce42">
            <text:p>50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9915558033936111E-3" table:style-name="ce43">
            <text:p>0,2%</text:p>
          </table:table-cell>
          <table:table-cell office:value-type="float" office:value="485547" table:style-name="ce42">
            <text:p>485.547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2863915166795558" table:style-name="ce43">
            <text:p>4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846" table:style-name="ce42">
            <text:p>87.846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1524" table:style-name="ce42">
            <text:p>111.524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1531" table:style-name="ce42">
            <text:p>131.531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7891241012482291" table:style-name="ce43">
            <text:p>87,9%</text:p>
          </table:table-cell>
          <table:table-cell office:value-type="float" office:value="63759" table:style-name="ce42">
            <text:p>63.759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392013280457438" table:style-name="ce43">
            <text:p>39,2%</text:p>
          </table:table-cell>
          <table:table-cell office:value-type="float" office:value="44257" table:style-name="ce42">
            <text:p>44.257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74035610611776" table:style-name="ce43">
            <text:p>13,7%</text:p>
          </table:table-cell>
          <table:table-cell office:value-type="float" office:value="4486" table:style-name="ce42">
            <text:p>4.486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2799608704479596E-2" table:style-name="ce43">
            <text:p>8,3%</text:p>
          </table:table-cell>
          <table:table-cell office:value-type="float" office:value="41" table:style-name="ce42">
            <text:p>41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634453511533766E-3" table:style-name="ce43">
            <text:p>0,3%</text:p>
          </table:table-cell>
          <table:table-cell office:value-type="float" office:value="443444" table:style-name="ce42">
            <text:p>443.444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49205456226025263" table:style-name="ce43">
            <text:p>49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068" table:style-name="ce42">
            <text:p>50.06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054" table:style-name="ce42">
            <text:p>75.054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3216255154255057" table:style-name="ce43">
            <text:p>93,2%</text:p>
          </table:table-cell>
          <table:table-cell office:value-type="float" office:value="91927" table:style-name="ce42">
            <text:p>91.927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8415265586747529" table:style-name="ce43">
            <text:p>78,4%</text:p>
          </table:table-cell>
          <table:table-cell office:value-type="float" office:value="60978" table:style-name="ce42">
            <text:p>60.978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36778711315645035" table:style-name="ce43">
            <text:p>36,8%</text:p>
          </table:table-cell>
          <table:table-cell office:value-type="float" office:value="48143" table:style-name="ce42">
            <text:p>48.143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374439181646963" table:style-name="ce43">
            <text:p>10,4%</text:p>
          </table:table-cell>
          <table:table-cell office:value-type="float" office:value="4196" table:style-name="ce42">
            <text:p>4.196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8882209718193362E-2" table:style-name="ce43">
            <text:p>4,9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30407" table:style-name="ce42">
            <text:p>330.407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3500358417851339" table:style-name="ce43">
            <text:p>33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9658" table:style-name="ce42">
            <text:p>89.658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359457422758102" table:style-name="ce43">
            <text:p>99,4%</text:p>
          </table:table-cell>
          <table:table-cell office:value-type="float" office:value="142370" table:style-name="ce42">
            <text:p>142.370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2130381606279643" table:style-name="ce43">
            <text:p>92,1%</text:p>
          </table:table-cell>
          <table:table-cell office:value-type="float" office:value="184819" table:style-name="ce42">
            <text:p>184.81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78615605805386823" table:style-name="ce43">
            <text:p>78,6%</text:p>
          </table:table-cell>
          <table:table-cell office:value-type="float" office:value="89972" table:style-name="ce42">
            <text:p>89.972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25668736020450084" table:style-name="ce43">
            <text:p>25,7%</text:p>
          </table:table-cell>
          <table:table-cell office:value-type="float" office:value="84753" table:style-name="ce42">
            <text:p>84.753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0181629027007091" table:style-name="ce43">
            <text:p>10,2%</text:p>
          </table:table-cell>
          <table:table-cell office:value-type="float" office:value="7190" table:style-name="ce42">
            <text:p>7.190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3868479978523361E-2" table:style-name="ce43">
            <text:p>4,4%</text:p>
          </table:table-cell>
          <table:table-cell office:value-type="float" office:value="66" table:style-name="ce42">
            <text:p>6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488095238095238E-3" table:style-name="ce43">
            <text:p>0,1%</text:p>
          </table:table-cell>
          <table:table-cell office:value-type="float" office:value="598828" table:style-name="ce42">
            <text:p>598.828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2005207818354886" table:style-name="ce43">
            <text:p>32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884" table:style-name="ce42">
            <text:p>41.884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4884" table:style-name="ce42">
            <text:p>54.884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5144" table:style-name="ce42">
            <text:p>65.144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4225224642834051" table:style-name="ce43">
            <text:p>84,2%</text:p>
          </table:table-cell>
          <table:table-cell office:value-type="float" office:value="24102" table:style-name="ce42">
            <text:p>24.102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26790716286514604" table:style-name="ce43">
            <text:p>26,8%</text:p>
          </table:table-cell>
          <table:table-cell office:value-type="float" office:value="24656" table:style-name="ce42">
            <text:p>24.656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2693509609196824" table:style-name="ce43">
            <text:p>12,7%</text:p>
          </table:table-cell>
          <table:table-cell office:value-type="float" office:value="1757" table:style-name="ce42">
            <text:p>1.757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293402032345787E-2" table:style-name="ce43">
            <text:p>5,0%</text:p>
          </table:table-cell>
          <table:table-cell office:value-type="float" office:value="8" table:style-name="ce42">
            <text:p>8</text:p>
          </table:table-cell>
          <table:table-cell office:value-type="float" office:value="10791" table:style-name="ce42">
            <text:p>10.791</text:p>
          </table:table-cell>
          <table:table-cell office:value-type="percentage" office:value="7.4135853952367716E-4" table:style-name="ce43">
            <text:p>0,1%</text:p>
          </table:table-cell>
          <table:table-cell office:value-type="float" office:value="212435" table:style-name="ce42">
            <text:p>212.43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2369720613342271" table:style-name="ce43">
            <text:p>42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487" table:style-name="ce42">
            <text:p>227.487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5543" table:style-name="ce42">
            <text:p>245.543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0829" table:style-name="ce42">
            <text:p>290.829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1290590912657932" table:style-name="ce43">
            <text:p>91,3%</text:p>
          </table:table-cell>
          <table:table-cell office:value-type="float" office:value="78243" table:style-name="ce42">
            <text:p>78.243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20526792155833934" table:style-name="ce43">
            <text:p>20,5%</text:p>
          </table:table-cell>
          <table:table-cell office:value-type="float" office:value="96350" table:style-name="ce42">
            <text:p>96.350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038771229447188" table:style-name="ce43">
            <text:p>13,0%</text:p>
          </table:table-cell>
          <table:table-cell office:value-type="float" office:value="8736" table:style-name="ce42">
            <text:p>8.736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0489399122017423E-2" table:style-name="ce43">
            <text:p>6,0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947300" table:style-name="ce42">
            <text:p>947.30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5263138279293585" table:style-name="ce43">
            <text:p>45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469" table:style-name="ce42">
            <text:p>136.469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4160" table:style-name="ce42">
            <text:p>154.160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6894425553579178" table:style-name="ce43">
            <text:p>96,9%</text:p>
          </table:table-cell>
          <table:table-cell office:value-type="float" office:value="195280" table:style-name="ce42">
            <text:p>195.280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89395909249052385" table:style-name="ce43">
            <text:p>89,4%</text:p>
          </table:table-cell>
          <table:table-cell office:value-type="float" office:value="132091" table:style-name="ce42">
            <text:p>132.091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42959496289165405" table:style-name="ce43">
            <text:p>43,0%</text:p>
          </table:table-cell>
          <table:table-cell office:value-type="float" office:value="83588" table:style-name="ce42">
            <text:p>83.588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1808466303603088" table:style-name="ce43">
            <text:p>11,8%</text:p>
          </table:table-cell>
          <table:table-cell office:value-type="float" office:value="7476" table:style-name="ce42">
            <text:p>7.476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0000668815794756E-2" table:style-name="ce43">
            <text:p>5,0%</text:p>
          </table:table-cell>
          <table:table-cell office:value-type="float" office:value="108" table:style-name="ce42">
            <text:p>108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493343404777639E-3" table:style-name="ce43">
            <text:p>0,3%</text:p>
          </table:table-cell>
          <table:table-cell office:value-type="float" office:value="709172" table:style-name="ce42">
            <text:p>709.172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12317932235791" table:style-name="ce43">
            <text:p>41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1666" table:style-name="ce42">
            <text:p>451.666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92467" table:style-name="ce42">
            <text:p>592.467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3259005307795473" table:style-name="ce43">
            <text:p>93,3%</text:p>
          </table:table-cell>
          <table:table-cell office:value-type="float" office:value="680589" table:style-name="ce42">
            <text:p>680.589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1256208332537394" table:style-name="ce43">
            <text:p>81,3%</text:p>
          </table:table-cell>
          <table:table-cell office:value-type="float" office:value="480176" table:style-name="ce42">
            <text:p>480.176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43981021817582294" table:style-name="ce43">
            <text:p>44,0%</text:p>
          </table:table-cell>
          <table:table-cell office:value-type="float" office:value="336913" table:style-name="ce42">
            <text:p>336.913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017045069492151" table:style-name="ce43">
            <text:p>12,0%</text:p>
          </table:table-cell>
          <table:table-cell office:value-type="float" office:value="44534" table:style-name="ce42">
            <text:p>44.534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0051625335241128E-2" table:style-name="ce43">
            <text:p>8,0%</text:p>
          </table:table-cell>
          <table:table-cell office:value-type="float" office:value="643" table:style-name="ce42">
            <text:p>64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0221688435169893E-3" table:style-name="ce43">
            <text:p>0,4%</text:p>
          </table:table-cell>
          <table:table-cell office:value-type="float" office:value="2586988" table:style-name="ce42">
            <text:p>2.586.988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3960691144576155" table:style-name="ce43">
            <text:p>3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2510" table:style-name="ce42">
            <text:p>292.510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19644" table:style-name="ce42">
            <text:p>419.644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5839328372866339" table:style-name="ce43">
            <text:p>95,8%</text:p>
          </table:table-cell>
          <table:table-cell office:value-type="float" office:value="501079" table:style-name="ce42">
            <text:p>501.079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6284628948492237" table:style-name="ce43">
            <text:p>86,3%</text:p>
          </table:table-cell>
          <table:table-cell office:value-type="float" office:value="181723" table:style-name="ce42">
            <text:p>181.723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24154564329141046" table:style-name="ce43">
            <text:p>24,2%</text:p>
          </table:table-cell>
          <table:table-cell office:value-type="float" office:value="211489" table:style-name="ce42">
            <text:p>211.489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1975818347681469" table:style-name="ce43">
            <text:p>12,0%</text:p>
          </table:table-cell>
          <table:table-cell office:value-type="float" office:value="19516" table:style-name="ce42">
            <text:p>19.516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5312129783410893E-2" table:style-name="ce43">
            <text:p>5,5%</text:p>
          </table:table-cell>
          <table:table-cell office:value-type="float" office:value="167" table:style-name="ce42">
            <text:p>167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6205882638356511E-3" table:style-name="ce43">
            <text:p>0,2%</text:p>
          </table:table-cell>
          <table:table-cell office:value-type="float" office:value="1626128" table:style-name="ce42">
            <text:p>1.626.128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38088822419574148" table:style-name="ce43">
            <text:p>3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781" table:style-name="ce42">
            <text:p>77.781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493" table:style-name="ce42">
            <text:p>94.493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2668" table:style-name="ce42">
            <text:p>122.668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7901785357989413" table:style-name="ce43">
            <text:p>97,9%</text:p>
          </table:table-cell>
          <table:table-cell office:value-type="float" office:value="50549" table:style-name="ce42">
            <text:p>50.549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29872470688350983" table:style-name="ce43">
            <text:p>29,9%</text:p>
          </table:table-cell>
          <table:table-cell office:value-type="float" office:value="47897" table:style-name="ce42">
            <text:p>47.897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615689440499407" table:style-name="ce43">
            <text:p>13,6%</text:p>
          </table:table-cell>
          <table:table-cell office:value-type="float" office:value="2715" table:style-name="ce42">
            <text:p>2.715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5682367784670384E-2" table:style-name="ce43">
            <text:p>3,6%</text:p>
          </table:table-cell>
          <table:table-cell office:value-type="float" office:value="67" table:style-name="ce42">
            <text:p>67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1976327972128098E-3" table:style-name="ce43">
            <text:p>0,3%</text:p>
          </table:table-cell>
          <table:table-cell office:value-type="float" office:value="396170" table:style-name="ce42">
            <text:p>396.170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3477211146021844" table:style-name="ce43">
            <text:p>43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8654" table:style-name="ce42">
            <text:p>238.654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2760" table:style-name="ce42">
            <text:p>282.760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7583534072790779" table:style-name="ce43">
            <text:p>97,6%</text:p>
          </table:table-cell>
          <table:table-cell office:value-type="float" office:value="315125" table:style-name="ce42">
            <text:p>315.125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0833230045513902" table:style-name="ce43">
            <text:p>90,8%</text:p>
          </table:table-cell>
          <table:table-cell office:value-type="float" office:value="167923" table:style-name="ce42">
            <text:p>167.923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41371655797520995" table:style-name="ce43">
            <text:p>41,4%</text:p>
          </table:table-cell>
          <table:table-cell office:value-type="float" office:value="100798" table:style-name="ce42">
            <text:p>100.79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338306689283738" table:style-name="ce43">
            <text:p>11,3%</text:p>
          </table:table-cell>
          <table:table-cell office:value-type="float" office:value="5871" table:style-name="ce42">
            <text:p>5.871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3.843661003633507E-2" table:style-name="ce43">
            <text:p>3,8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11174" table:style-name="ce42">
            <text:p>1.111.174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7030973363305417" table:style-name="ce43">
            <text:p>47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170" table:style-name="ce42">
            <text:p>23.170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147" table:style-name="ce42">
            <text:p>28.147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4942" table:style-name="ce42">
            <text:p>34.942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2640118776181135" table:style-name="ce43">
            <text:p>92,6%</text:p>
          </table:table-cell>
          <table:table-cell office:value-type="float" office:value="10427" table:style-name="ce42">
            <text:p>10.427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2187604900973481" table:style-name="ce43">
            <text:p>21,9%</text:p>
          </table:table-cell>
          <table:table-cell office:value-type="float" office:value="14222" table:style-name="ce42">
            <text:p>14.222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215261387500232" table:style-name="ce43">
            <text:p>13,2%</text:p>
          </table:table-cell>
          <table:table-cell office:value-type="float" office:value="1451" table:style-name="ce42">
            <text:p>1.451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540387340576284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2369" table:style-name="ce42">
            <text:p>112.369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1497038273483317" table:style-name="ce43">
            <text:p>4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7252" table:style-name="ce42">
            <text:p>367.252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85940" table:style-name="ce42">
            <text:p>485.940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2369806170532676" table:style-name="ce43">
            <text:p>92,4%</text:p>
          </table:table-cell>
          <table:table-cell office:value-type="float" office:value="605642" table:style-name="ce42">
            <text:p>605.642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6111502112116334" table:style-name="ce43">
            <text:p>86,1%</text:p>
          </table:table-cell>
          <table:table-cell office:value-type="float" office:value="336736" table:style-name="ce42">
            <text:p>336.736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34615736500329469" table:style-name="ce43">
            <text:p>34,6%</text:p>
          </table:table-cell>
          <table:table-cell office:value-type="float" office:value="313451" table:style-name="ce42">
            <text:p>313.451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469522467943146" table:style-name="ce43">
            <text:p>12,5%</text:p>
          </table:table-cell>
          <table:table-cell office:value-type="float" office:value="30520" table:style-name="ce42">
            <text:p>30.520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3620975743981859E-2" table:style-name="ce43">
            <text:p>6,4%</text:p>
          </table:table-cell>
          <table:table-cell office:value-type="float" office:value="375" table:style-name="ce42">
            <text:p>375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7601740013690462E-3" table:style-name="ce43">
            <text:p>0,3%</text:p>
          </table:table-cell>
          <table:table-cell office:value-type="float" office:value="2139916" table:style-name="ce42">
            <text:p>2.139.916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7571236719846102" table:style-name="ce43">
            <text:p>37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681" table:style-name="ce42">
            <text:p>72.681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6810" table:style-name="ce42">
            <text:p>96.810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4082546963527347" table:style-name="ce43">
            <text:p>94,1%</text:p>
          </table:table-cell>
          <table:table-cell office:value-type="float" office:value="121101" table:style-name="ce42">
            <text:p>121.101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2432662396449508" table:style-name="ce43">
            <text:p>82,4%</text:p>
          </table:table-cell>
          <table:table-cell office:value-type="float" office:value="61511" table:style-name="ce42">
            <text:p>61.511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28843737104700456" table:style-name="ce43">
            <text:p>28,8%</text:p>
          </table:table-cell>
          <table:table-cell office:value-type="float" office:value="62349" table:style-name="ce42">
            <text:p>62.349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310168430790998" table:style-name="ce43">
            <text:p>11,3%</text:p>
          </table:table-cell>
          <table:table-cell office:value-type="float" office:value="7325" table:style-name="ce42">
            <text:p>7.325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1727354698441858E-2" table:style-name="ce43">
            <text:p>6,2%</text:p>
          </table:table-cell>
          <table:table-cell office:value-type="float" office:value="130" table:style-name="ce42">
            <text:p>130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7451025581931321E-3" table:style-name="ce43">
            <text:p>0,4%</text:p>
          </table:table-cell>
          <table:table-cell office:value-type="float" office:value="421907" table:style-name="ce42">
            <text:p>421.907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4094073515590972" table:style-name="ce43">
            <text:p>3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181" table:style-name="ce42">
            <text:p>42.181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4985" table:style-name="ce42">
            <text:p>54.985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553556065385717" table:style-name="ce43">
            <text:p>98,6%</text:p>
          </table:table-cell>
          <table:table-cell office:value-type="float" office:value="66631" table:style-name="ce42">
            <text:p>66.631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0232110936568988" table:style-name="ce43">
            <text:p>90,2%</text:p>
          </table:table-cell>
          <table:table-cell office:value-type="float" office:value="37512" table:style-name="ce42">
            <text:p>37.512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38794547748567648" table:style-name="ce43">
            <text:p>38,8%</text:p>
          </table:table-cell>
          <table:table-cell office:value-type="float" office:value="29743" table:style-name="ce42">
            <text:p>29.743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335993686891331" table:style-name="ce43">
            <text:p>13,3%</text:p>
          </table:table-cell>
          <table:table-cell office:value-type="float" office:value="3627" table:style-name="ce42">
            <text:p>3.627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4775796309658804E-2" table:style-name="ce43">
            <text:p>7,5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34688" table:style-name="ce42">
            <text:p>234.68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244404857713836" table:style-name="ce43">
            <text:p>42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084" table:style-name="ce42">
            <text:p>161.084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7713" table:style-name="ce42">
            <text:p>207.713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480770223530022" table:style-name="ce43">
            <text:p>97,5%</text:p>
          </table:table-cell>
          <table:table-cell office:value-type="float" office:value="256848" table:style-name="ce42">
            <text:p>256.848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1692459276236171" table:style-name="ce43">
            <text:p>91,7%</text:p>
          </table:table-cell>
          <table:table-cell office:value-type="float" office:value="98502" table:style-name="ce42">
            <text:p>98.502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28973136418051809" table:style-name="ce43">
            <text:p>29,0%</text:p>
          </table:table-cell>
          <table:table-cell office:value-type="float" office:value="98725" table:style-name="ce42">
            <text:p>98.725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620078112820738" table:style-name="ce43">
            <text:p>13,6%</text:p>
          </table:table-cell>
          <table:table-cell office:value-type="float" office:value="12634" table:style-name="ce42">
            <text:p>12.634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035133228337477E-2" table:style-name="ce43">
            <text:p>9,0%</text:p>
          </table:table-cell>
          <table:table-cell office:value-type="float" office:value="32" table:style-name="ce42">
            <text:p>32</text:p>
          </table:table-cell>
          <table:table-cell office:value-type="float" office:value="41824" table:style-name="ce42">
            <text:p>41.824</text:p>
          </table:table-cell>
          <table:table-cell office:value-type="percentage" office:value="7.6511094108645751E-4" table:style-name="ce43">
            <text:p>0,1%</text:p>
          </table:table-cell>
          <table:table-cell office:value-type="float" office:value="835538" table:style-name="ce42">
            <text:p>835.538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4019170517400613" table:style-name="ce43">
            <text:p>44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23" table:style-name="ce42">
            <text:p>2.323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174664107485602" table:style-name="ce43">
            <text:p>89,2%</text:p>
          </table:table-cell>
          <table:table-cell office:value-type="float" office:value="3667" table:style-name="ce42">
            <text:p>3.667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4923575729504397" table:style-name="ce43">
            <text:p>84,9%</text:p>
          </table:table-cell>
          <table:table-cell office:value-type="float" office:value="5989" table:style-name="ce42">
            <text:p>5.989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6225022273132237" table:style-name="ce43">
            <text:p>76,2%</text:p>
          </table:table-cell>
          <table:table-cell office:value-type="float" office:value="7837" table:style-name="ce42">
            <text:p>7.837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67817583939079262" table:style-name="ce43">
            <text:p>67,8%</text:p>
          </table:table-cell>
          <table:table-cell office:value-type="float" office:value="4105" table:style-name="ce42">
            <text:p>4.105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3653296081953037" table:style-name="ce43">
            <text:p>13,7%</text:p>
          </table:table-cell>
          <table:table-cell office:value-type="float" office:value="382" table:style-name="ce42">
            <text:p>382</text:p>
          </table:table-cell>
          <table:table-cell office:value-type="float" office:value="7581" table:style-name="ce42">
            <text:p>7.581</text:p>
          </table:table-cell>
          <table:table-cell office:value-type="percentage" office:value="5.0389130721540693E-2" table:style-name="ce43">
            <text:p>5,0%</text:p>
          </table:table-cell>
          <table:table-cell office:value-type="float" office:value="7" table:style-name="ce42">
            <text:p>7</text:p>
          </table:table-cell>
          <table:table-cell office:value-type="float" office:value="2175" table:style-name="ce42">
            <text:p>2.175</text:p>
          </table:table-cell>
          <table:table-cell office:value-type="percentage" office:value="3.2183908045977012E-3" table:style-name="ce43">
            <text:p>0,3%</text:p>
          </table:table-cell>
          <table:table-cell office:value-type="float" office:value="24310" table:style-name="ce42">
            <text:p>24.310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36745367151364916" table:style-name="ce43">
            <text:p>36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86" table:style-name="ce42">
            <text:p>1.886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0289484887186036" table:style-name="ce43">
            <text:p>80,3%</text:p>
          </table:table-cell>
          <table:table-cell office:value-type="float" office:value="3027" table:style-name="ce42">
            <text:p>3.027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0763073639274274" table:style-name="ce43">
            <text:p>80,8%</text:p>
          </table:table-cell>
          <table:table-cell office:value-type="float" office:value="5582" table:style-name="ce42">
            <text:p>5.582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1317235211447549" table:style-name="ce43">
            <text:p>71,3%</text:p>
          </table:table-cell>
          <table:table-cell office:value-type="float" office:value="7135" table:style-name="ce42">
            <text:p>7.13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3147181166474908" table:style-name="ce43">
            <text:p>63,1%</text:p>
          </table:table-cell>
          <table:table-cell office:value-type="float" office:value="4420" table:style-name="ce42">
            <text:p>4.420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14686825053995681" table:style-name="ce43">
            <text:p>14,7%</text:p>
          </table:table-cell>
          <table:table-cell office:value-type="float" office:value="298" table:style-name="ce42">
            <text:p>298</text:p>
          </table:table-cell>
          <table:table-cell office:value-type="float" office:value="8536" table:style-name="ce42">
            <text:p>8.536</text:p>
          </table:table-cell>
          <table:table-cell office:value-type="percentage" office:value="3.4910965323336457E-2" table:style-name="ce43">
            <text:p>3,5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22354" table:style-name="ce42">
            <text:p>22.354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33778597116866632" table:style-name="ce43">
            <text:p>33,8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6" table:style-name="ce45">
            <text:p>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" table:style-name="ce45">
            <text:p>1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177" table:style-name="ce45">
            <text:p>3.17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171" table:style-name="ce45">
            <text:p>8.17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097" table:style-name="ce45">
            <text:p>50.09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97" table:style-name="ce45">
            <text:p>6.79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278" table:style-name="ce45">
            <text:p>68.27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3296" table:style-name="ce49">
            <text:p>2.893.296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02051" table:style-name="ce49">
            <text:p>3.802.051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6010297862776817" table:style-name="ce50">
            <text:p>96,0%</text:p>
          </table:table-cell>
          <table:table-cell office:value-type="float" office:value="4601215" table:style-name="ce49">
            <text:p>4.601.215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6213735617818743" table:style-name="ce50">
            <text:p>86,2%</text:p>
          </table:table-cell>
          <table:table-cell office:value-type="float" office:value="2458043" table:style-name="ce49">
            <text:p>2.458.043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34948614492245894" table:style-name="ce50">
            <text:p>34,9%</text:p>
          </table:table-cell>
          <table:table-cell office:value-type="float" office:value="2082393" table:style-name="ce49">
            <text:p>2.082.393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464856427105456" table:style-name="ce50">
            <text:p>12,5%</text:p>
          </table:table-cell>
          <table:table-cell office:value-type="float" office:value="210456" table:style-name="ce49">
            <text:p>210.456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3576130132051517E-2" table:style-name="ce50">
            <text:p>6,4%</text:p>
          </table:table-cell>
          <table:table-cell office:value-type="float" office:value="2389" table:style-name="ce49">
            <text:p>2.389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5172567485978068E-3" table:style-name="ce50">
            <text:p>0,3%</text:p>
          </table:table-cell>
          <table:table-cell office:value-type="float" office:value="16049843" table:style-name="ce49">
            <text:p>16.049.843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3999480236917074" table:style-name="ce50">
            <text:p>40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7254" table:style-name="ce39">
            <text:p>417.254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44203" table:style-name="ce39">
            <text:p>544.203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83674492336030726" table:style-name="ce40">
            <text:p>83,7%</text:p>
          </table:table-cell>
          <table:table-cell office:value-type="float" office:value="73417" table:style-name="ce39">
            <text:p>73.41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8.0136702952692096E-2" table:style-name="ce40">
            <text:p>8,0%</text:p>
          </table:table-cell>
          <table:table-cell office:value-type="float" office:value="87945" table:style-name="ce39">
            <text:p>87.945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6.9520585033766236E-2" table:style-name="ce40">
            <text:p>7,0%</text:p>
          </table:table-cell>
          <table:table-cell office:value-type="float" office:value="158029" table:style-name="ce39">
            <text:p>158.029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2512127909360759E-2" table:style-name="ce40">
            <text:p>5,3%</text:p>
          </table:table-cell>
          <table:table-cell office:value-type="float" office:value="15293" table:style-name="ce39">
            <text:p>15.293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4435723804258555E-2" table:style-name="ce40">
            <text:p>2,4%</text:p>
          </table:table-cell>
          <table:table-cell office:value-type="float" office:value="329" table:style-name="ce39">
            <text:p>329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8084773060834099E-3" table:style-name="ce40">
            <text:p>0,2%</text:p>
          </table:table-cell>
          <table:table-cell office:value-type="float" office:value="1296470" table:style-name="ce39">
            <text:p>1.296.470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8357843355899914" table:style-name="ce40">
            <text:p>18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597" table:style-name="ce42">
            <text:p>97.597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775390407562214" table:style-name="ce43">
            <text:p>98,8%</text:p>
          </table:table-cell>
          <table:table-cell office:value-type="float" office:value="97515" table:style-name="ce42">
            <text:p>97.515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81976377621789753" table:style-name="ce43">
            <text:p>82,0%</text:p>
          </table:table-cell>
          <table:table-cell office:value-type="float" office:value="23693" table:style-name="ce42">
            <text:p>23.693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15152174052069811" table:style-name="ce43">
            <text:p>15,2%</text:p>
          </table:table-cell>
          <table:table-cell office:value-type="float" office:value="15748" table:style-name="ce42">
            <text:p>15.748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7.9428646363975675E-2" table:style-name="ce43">
            <text:p>7,9%</text:p>
          </table:table-cell>
          <table:table-cell office:value-type="float" office:value="23505" table:style-name="ce42">
            <text:p>23.505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2691987813927005E-2" table:style-name="ce43">
            <text:p>5,3%</text:p>
          </table:table-cell>
          <table:table-cell office:value-type="float" office:value="1594" table:style-name="ce42">
            <text:p>1.594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7873962771921957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59683" table:style-name="ce42">
            <text:p>259.683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2924722183967711" table:style-name="ce43">
            <text:p>2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593" table:style-name="ce42">
            <text:p>85.593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457472730171024" table:style-name="ce43">
            <text:p>97,5%</text:p>
          </table:table-cell>
          <table:table-cell office:value-type="float" office:value="89985" table:style-name="ce42">
            <text:p>89.985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82366886653424742" table:style-name="ce43">
            <text:p>82,4%</text:p>
          </table:table-cell>
          <table:table-cell office:value-type="float" office:value="14001" table:style-name="ce42">
            <text:p>14.001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9.3557052361478626E-2" table:style-name="ce43">
            <text:p>9,4%</text:p>
          </table:table-cell>
          <table:table-cell office:value-type="float" office:value="19366" table:style-name="ce42">
            <text:p>19.366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1906913830735651" table:style-name="ce43">
            <text:p>11,9%</text:p>
          </table:table-cell>
          <table:table-cell office:value-type="float" office:value="32299" table:style-name="ce42">
            <text:p>32.299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027786833077197" table:style-name="ce43">
            <text:p>10,0%</text:p>
          </table:table-cell>
          <table:table-cell office:value-type="float" office:value="3436" table:style-name="ce42">
            <text:p>3.436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3419406042931767E-2" table:style-name="ce43">
            <text:p>6,3%</text:p>
          </table:table-cell>
          <table:table-cell office:value-type="float" office:value="35" table:style-name="ce42">
            <text:p>35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2489237293580929E-3" table:style-name="ce43">
            <text:p>0,2%</text:p>
          </table:table-cell>
          <table:table-cell office:value-type="float" office:value="244715" table:style-name="ce42">
            <text:p>244.715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7154078576667567" table:style-name="ce43">
            <text:p>27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226" table:style-name="ce42">
            <text:p>48.226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343667998869643" table:style-name="ce43">
            <text:p>97,3%</text:p>
          </table:table-cell>
          <table:table-cell office:value-type="float" office:value="56152" table:style-name="ce42">
            <text:p>56.152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69740175865666454" table:style-name="ce43">
            <text:p>69,7%</text:p>
          </table:table-cell>
          <table:table-cell office:value-type="float" office:value="6225" table:style-name="ce42">
            <text:p>6.225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3100289172659111E-2" table:style-name="ce43">
            <text:p>5,3%</text:p>
          </table:table-cell>
          <table:table-cell office:value-type="float" office:value="8753" table:style-name="ce42">
            <text:p>8.753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2793476359644625E-2" table:style-name="ce43">
            <text:p>5,3%</text:p>
          </table:table-cell>
          <table:table-cell office:value-type="float" office:value="19186" table:style-name="ce42">
            <text:p>19.186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1344326306852218E-2" table:style-name="ce43">
            <text:p>4,1%</text:p>
          </table:table-cell>
          <table:table-cell office:value-type="float" office:value="1391" table:style-name="ce42">
            <text:p>1.391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6204755414205664E-2" table:style-name="ce43">
            <text:p>1,6%</text:p>
          </table:table-cell>
          <table:table-cell office:value-type="float" office:value="32" table:style-name="ce42">
            <text:p>32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3733905579399143E-3" table:style-name="ce43">
            <text:p>0,1%</text:p>
          </table:table-cell>
          <table:table-cell office:value-type="float" office:value="139965" table:style-name="ce42">
            <text:p>139.965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4191217698034733" table:style-name="ce43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4271" table:style-name="ce42">
            <text:p>84.271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3389556274657559" table:style-name="ce43">
            <text:p>93,4%</text:p>
          </table:table-cell>
          <table:table-cell office:value-type="float" office:value="110601" table:style-name="ce42">
            <text:p>110.601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71572047032634234" table:style-name="ce43">
            <text:p>71,6%</text:p>
          </table:table-cell>
          <table:table-cell office:value-type="float" office:value="18269" table:style-name="ce42">
            <text:p>18.26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7.7710002892484642E-2" table:style-name="ce43">
            <text:p>7,8%</text:p>
          </table:table-cell>
          <table:table-cell office:value-type="float" office:value="23372" table:style-name="ce42">
            <text:p>23.372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6.667960012781303E-2" table:style-name="ce43">
            <text:p>6,7%</text:p>
          </table:table-cell>
          <table:table-cell office:value-type="float" office:value="38657" table:style-name="ce42">
            <text:p>38.657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643979957016426E-2" table:style-name="ce43">
            <text:p>4,6%</text:p>
          </table:table-cell>
          <table:table-cell office:value-type="float" office:value="2805" table:style-name="ce42">
            <text:p>2.805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114198378269545E-2" table:style-name="ce43">
            <text:p>1,7%</text:p>
          </table:table-cell>
          <table:table-cell office:value-type="float" office:value="47" table:style-name="ce42">
            <text:p>47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0597041847041847E-3" table:style-name="ce43">
            <text:p>0,1%</text:p>
          </table:table-cell>
          <table:table-cell office:value-type="float" office:value="278022" table:style-name="ce42">
            <text:p>278.022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4859278270345846" table:style-name="ce43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133" table:style-name="ce42">
            <text:p>41.133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43044" table:style-name="ce42">
            <text:p>43.044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81114084347793314" table:style-name="ce43">
            <text:p>81,1%</text:p>
          </table:table-cell>
          <table:table-cell office:value-type="float" office:value="4959" table:style-name="ce42">
            <text:p>4.959</text:p>
          </table:table-cell>
          <table:table-cell office:value-type="float" office:value="77345" table:style-name="ce42">
            <text:p>77.345</text:p>
          </table:table-cell>
          <table:table-cell office:value-type="percentage" office:value="6.4115327429051655E-2" table:style-name="ce43">
            <text:p>6,4%</text:p>
          </table:table-cell>
          <table:table-cell office:value-type="float" office:value="6916" table:style-name="ce42">
            <text:p>6.916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6875194522253346E-2" table:style-name="ce43">
            <text:p>7,7%</text:p>
          </table:table-cell>
          <table:table-cell office:value-type="float" office:value="12208" table:style-name="ce42">
            <text:p>12.208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2849758804783745E-2" table:style-name="ce43">
            <text:p>6,3%</text:p>
          </table:table-cell>
          <table:table-cell office:value-type="float" office:value="723" table:style-name="ce42">
            <text:p>723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0695577501073422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08988" table:style-name="ce42">
            <text:p>108.988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1737430791568937" table:style-name="ce43">
            <text:p>21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055" table:style-name="ce42">
            <text:p>223.055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730837845450848" table:style-name="ce43">
            <text:p>99,7%</text:p>
          </table:table-cell>
          <table:table-cell office:value-type="float" office:value="207613" table:style-name="ce42">
            <text:p>207.613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84598427121959174" table:style-name="ce43">
            <text:p>84,6%</text:p>
          </table:table-cell>
          <table:table-cell office:value-type="float" office:value="44193" table:style-name="ce42">
            <text:p>44.193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3872086635800046" table:style-name="ce43">
            <text:p>13,9%</text:p>
          </table:table-cell>
          <table:table-cell office:value-type="float" office:value="33548" table:style-name="ce42">
            <text:p>33.548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8.801206794779301E-2" table:style-name="ce43">
            <text:p>8,8%</text:p>
          </table:table-cell>
          <table:table-cell office:value-type="float" office:value="45645" table:style-name="ce42">
            <text:p>45.645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1770079166384738E-2" table:style-name="ce43">
            <text:p>6,2%</text:p>
          </table:table-cell>
          <table:table-cell office:value-type="float" office:value="2991" table:style-name="ce42">
            <text:p>2.991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710141114234672E-2" table:style-name="ce43">
            <text:p>2,1%</text:p>
          </table:table-cell>
          <table:table-cell office:value-type="float" office:value="100" table:style-name="ce42">
            <text:p>100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4579687346376953E-3" table:style-name="ce43">
            <text:p>0,2%</text:p>
          </table:table-cell>
          <table:table-cell office:value-type="float" office:value="557145" table:style-name="ce42">
            <text:p>557.145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6621061096397153" table:style-name="ce43">
            <text:p>26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2798" table:style-name="ce42">
            <text:p>132.798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227731999940826" table:style-name="ce43">
            <text:p>98,2%</text:p>
          </table:table-cell>
          <table:table-cell office:value-type="float" office:value="124908" table:style-name="ce42">
            <text:p>124.908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78508620310368882" table:style-name="ce43">
            <text:p>78,5%</text:p>
          </table:table-cell>
          <table:table-cell office:value-type="float" office:value="17915" table:style-name="ce42">
            <text:p>17.915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8.2011865741334164E-2" table:style-name="ce43">
            <text:p>8,2%</text:p>
          </table:table-cell>
          <table:table-cell office:value-type="float" office:value="30253" table:style-name="ce42">
            <text:p>30.253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9.8390779177697271E-2" table:style-name="ce43">
            <text:p>9,8%</text:p>
          </table:table-cell>
          <table:table-cell office:value-type="float" office:value="38208" table:style-name="ce42">
            <text:p>38.208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3976393803903289E-2" table:style-name="ce43">
            <text:p>5,4%</text:p>
          </table:table-cell>
          <table:table-cell office:value-type="float" office:value="4161" table:style-name="ce42">
            <text:p>4.161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7829425219705987E-2" table:style-name="ce43">
            <text:p>2,8%</text:p>
          </table:table-cell>
          <table:table-cell office:value-type="float" office:value="94" table:style-name="ce42">
            <text:p>94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188650741195356E-3" table:style-name="ce43">
            <text:p>0,2%</text:p>
          </table:table-cell>
          <table:table-cell office:value-type="float" office:value="348337" table:style-name="ce42">
            <text:p>348.337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0252575053896477" table:style-name="ce43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6009" table:style-name="ce42">
            <text:p>436.009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749841232926949" table:style-name="ce43">
            <text:p>97,5%</text:p>
          </table:table-cell>
          <table:table-cell office:value-type="float" office:value="363419" table:style-name="ce42">
            <text:p>363.419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57205033276036843" table:style-name="ce43">
            <text:p>57,2%</text:p>
          </table:table-cell>
          <table:table-cell office:value-type="float" office:value="69532" table:style-name="ce42">
            <text:p>69.532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3014957305774698E-2" table:style-name="ce43">
            <text:p>8,3%</text:p>
          </table:table-cell>
          <table:table-cell office:value-type="float" office:value="83828" table:style-name="ce42">
            <text:p>83.828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7.6781036472549413E-2" table:style-name="ce43">
            <text:p>7,7%</text:p>
          </table:table-cell>
          <table:table-cell office:value-type="float" office:value="150299" table:style-name="ce42">
            <text:p>150.299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3608790901496846E-2" table:style-name="ce43">
            <text:p>5,4%</text:p>
          </table:table-cell>
          <table:table-cell office:value-type="float" office:value="20099" table:style-name="ce42">
            <text:p>20.099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6128746971145896E-2" table:style-name="ce43">
            <text:p>3,6%</text:p>
          </table:table-cell>
          <table:table-cell office:value-type="float" office:value="343" table:style-name="ce42">
            <text:p>34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1455737376770254E-3" table:style-name="ce43">
            <text:p>0,2%</text:p>
          </table:table-cell>
          <table:table-cell office:value-type="float" office:value="1123529" table:style-name="ce42">
            <text:p>1.123.529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7201283349495641" table:style-name="ce43">
            <text:p>17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3389" table:style-name="ce42">
            <text:p>283.389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29629" table:style-name="ce42">
            <text:p>329.629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75281481379978166" table:style-name="ce43">
            <text:p>75,3%</text:p>
          </table:table-cell>
          <table:table-cell office:value-type="float" office:value="30384" table:style-name="ce42">
            <text:p>30.384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2320535603587223E-2" table:style-name="ce43">
            <text:p>5,2%</text:p>
          </table:table-cell>
          <table:table-cell office:value-type="float" office:value="42745" table:style-name="ce42">
            <text:p>42.745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5.6816520322090988E-2" table:style-name="ce43">
            <text:p>5,7%</text:p>
          </table:table-cell>
          <table:table-cell office:value-type="float" office:value="72658" table:style-name="ce42">
            <text:p>72.658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1143464175717896E-2" table:style-name="ce43">
            <text:p>4,1%</text:p>
          </table:table-cell>
          <table:table-cell office:value-type="float" office:value="5981" table:style-name="ce42">
            <text:p>5.981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6951314215750184E-2" table:style-name="ce43">
            <text:p>1,7%</text:p>
          </table:table-cell>
          <table:table-cell office:value-type="float" office:value="121" table:style-name="ce42">
            <text:p>121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174198682180322E-3" table:style-name="ce43">
            <text:p>0,1%</text:p>
          </table:table-cell>
          <table:table-cell office:value-type="float" office:value="764907" table:style-name="ce42">
            <text:p>764.907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7916429020648561" table:style-name="ce43">
            <text:p>17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091" table:style-name="ce42">
            <text:p>76.091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4563" table:style-name="ce42">
            <text:p>84.563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2040358744394624" table:style-name="ce43">
            <text:p>92,0%</text:p>
          </table:table-cell>
          <table:table-cell office:value-type="float" office:value="12406" table:style-name="ce42">
            <text:p>12.406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9.9012745716178366E-2" table:style-name="ce43">
            <text:p>9,9%</text:p>
          </table:table-cell>
          <table:table-cell office:value-type="float" office:value="14734" table:style-name="ce42">
            <text:p>14.734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8.7072144478063537E-2" table:style-name="ce43">
            <text:p>8,7%</text:p>
          </table:table-cell>
          <table:table-cell office:value-type="float" office:value="21180" table:style-name="ce42">
            <text:p>21.180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0208426905605239E-2" table:style-name="ce43">
            <text:p>6,0%</text:p>
          </table:table-cell>
          <table:table-cell office:value-type="float" office:value="1019" table:style-name="ce42">
            <text:p>1.019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39238776153927E-2" table:style-name="ce43">
            <text:p>1,3%</text:p>
          </table:table-cell>
          <table:table-cell office:value-type="float" office:value="54" table:style-name="ce42">
            <text:p>54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5771965828282348E-3" table:style-name="ce43">
            <text:p>0,3%</text:p>
          </table:table-cell>
          <table:table-cell office:value-type="float" office:value="210047" table:style-name="ce42">
            <text:p>210.047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3051361207533255" table:style-name="ce43">
            <text:p>23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5019" table:style-name="ce42">
            <text:p>235.019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52202" table:style-name="ce42">
            <text:p>252.202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87037637785492927" table:style-name="ce43">
            <text:p>87,0%</text:p>
          </table:table-cell>
          <table:table-cell office:value-type="float" office:value="21201" table:style-name="ce42">
            <text:p>21.201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6.1110838879649035E-2" table:style-name="ce43">
            <text:p>6,1%</text:p>
          </table:table-cell>
          <table:table-cell office:value-type="float" office:value="27940" table:style-name="ce42">
            <text:p>27.940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6.8836553836147327E-2" table:style-name="ce43">
            <text:p>6,9%</text:p>
          </table:table-cell>
          <table:table-cell office:value-type="float" office:value="43699" table:style-name="ce42">
            <text:p>43.699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155009426279296E-2" table:style-name="ce43">
            <text:p>4,9%</text:p>
          </table:table-cell>
          <table:table-cell office:value-type="float" office:value="1875" table:style-name="ce42">
            <text:p>1.875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275360895610331E-2" table:style-name="ce43">
            <text:p>1,2%</text:p>
          </table:table-cell>
          <table:table-cell office:value-type="float" office:value="33" table:style-name="ce42">
            <text:p>3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7.4976143954196396E-4" table:style-name="ce43">
            <text:p>0,1%</text:p>
          </table:table-cell>
          <table:table-cell office:value-type="float" office:value="581969" table:style-name="ce42">
            <text:p>581.969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463211750569172" table:style-name="ce43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796" table:style-name="ce42">
            <text:p>22.796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4157" table:style-name="ce42">
            <text:p>24.157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85891555555555554" table:style-name="ce43">
            <text:p>85,9%</text:p>
          </table:table-cell>
          <table:table-cell office:value-type="float" office:value="4570" table:style-name="ce42">
            <text:p>4.570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211623097725224" table:style-name="ce43">
            <text:p>12,1%</text:p>
          </table:table-cell>
          <table:table-cell office:value-type="float" office:value="4402" table:style-name="ce42">
            <text:p>4.40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9.2354817052702251E-2" table:style-name="ce43">
            <text:p>9,2%</text:p>
          </table:table-cell>
          <table:table-cell office:value-type="float" office:value="5033" table:style-name="ce42">
            <text:p>5.033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676726941589697E-2" table:style-name="ce43">
            <text:p>4,7%</text:p>
          </table:table-cell>
          <table:table-cell office:value-type="float" office:value="424" table:style-name="ce42">
            <text:p>424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0028341993386867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61391" table:style-name="ce42">
            <text:p>61.391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2671240970796341" table:style-name="ce43">
            <text:p>22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7490" table:style-name="ce42">
            <text:p>357.490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178632436381208" table:style-name="ce43">
            <text:p>98,2%</text:p>
          </table:table-cell>
          <table:table-cell office:value-type="float" office:value="373826" table:style-name="ce42">
            <text:p>373.826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71058639258973433" table:style-name="ce43">
            <text:p>71,1%</text:p>
          </table:table-cell>
          <table:table-cell office:value-type="float" office:value="63958" table:style-name="ce42">
            <text:p>63.958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9.0936881063181499E-2" table:style-name="ce43">
            <text:p>9,1%</text:p>
          </table:table-cell>
          <table:table-cell office:value-type="float" office:value="59282" table:style-name="ce42">
            <text:p>59.282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6.0940620878448738E-2" table:style-name="ce43">
            <text:p>6,1%</text:p>
          </table:table-cell>
          <table:table-cell office:value-type="float" office:value="121925" table:style-name="ce42">
            <text:p>121.925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8503483061274909E-2" table:style-name="ce43">
            <text:p>4,9%</text:p>
          </table:table-cell>
          <table:table-cell office:value-type="float" office:value="15414" table:style-name="ce42">
            <text:p>15.414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2131511144093586E-2" table:style-name="ce43">
            <text:p>3,2%</text:p>
          </table:table-cell>
          <table:table-cell office:value-type="float" office:value="226" table:style-name="ce42">
            <text:p>226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6634648648250787E-3" table:style-name="ce43">
            <text:p>0,2%</text:p>
          </table:table-cell>
          <table:table-cell office:value-type="float" office:value="992121" table:style-name="ce42">
            <text:p>992.121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7419007543160775" table:style-name="ce43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0350" table:style-name="ce42">
            <text:p>70.350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77273" table:style-name="ce42">
            <text:p>77.273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75095967890844417" table:style-name="ce43">
            <text:p>75,1%</text:p>
          </table:table-cell>
          <table:table-cell office:value-type="float" office:value="10578" table:style-name="ce42">
            <text:p>10.578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7.2003757428067722E-2" table:style-name="ce43">
            <text:p>7,2%</text:p>
          </table:table-cell>
          <table:table-cell office:value-type="float" office:value="17604" table:style-name="ce42">
            <text:p>17.604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8.2548673894286675E-2" table:style-name="ce43">
            <text:p>8,3%</text:p>
          </table:table-cell>
          <table:table-cell office:value-type="float" office:value="28507" table:style-name="ce42">
            <text:p>28.507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1711971556329533E-2" table:style-name="ce43">
            <text:p>5,2%</text:p>
          </table:table-cell>
          <table:table-cell office:value-type="float" office:value="2625" table:style-name="ce42">
            <text:p>2.625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2120724379987695E-2" table:style-name="ce43">
            <text:p>2,2%</text:p>
          </table:table-cell>
          <table:table-cell office:value-type="float" office:value="116" table:style-name="ce42">
            <text:p>116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3417838211569485E-3" table:style-name="ce43">
            <text:p>0,3%</text:p>
          </table:table-cell>
          <table:table-cell office:value-type="float" office:value="207053" table:style-name="ce42">
            <text:p>207.053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6731839489801442" table:style-name="ce43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0963" table:style-name="ce42">
            <text:p>40.963</text:p>
          </table:table-cell>
          <table:table-cell office:value-type="float" office:value="41166" table:style-name="ce42">
            <text:p>41.166</text:p>
          </table:table-cell>
          <table:table-cell office:value-type="percentage" office:value="0.99506874605256768" table:style-name="ce43">
            <text:p>99,5%</text:p>
          </table:table-cell>
          <table:table-cell office:value-type="float" office:value="46895" table:style-name="ce42">
            <text:p>46.895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8405326928591913" table:style-name="ce43">
            <text:p>84,1%</text:p>
          </table:table-cell>
          <table:table-cell office:value-type="float" office:value="7099" table:style-name="ce42">
            <text:p>7.099</text:p>
          </table:table-cell>
          <table:table-cell office:value-type="float" office:value="73844" table:style-name="ce42">
            <text:p>73.844</text:p>
          </table:table-cell>
          <table:table-cell office:value-type="percentage" office:value="9.6135095606955198E-2" table:style-name="ce43">
            <text:p>9,6%</text:p>
          </table:table-cell>
          <table:table-cell office:value-type="float" office:value="9553" table:style-name="ce42">
            <text:p>9.553</text:p>
          </table:table-cell>
          <table:table-cell office:value-type="float" office:value="96694" table:style-name="ce42">
            <text:p>96.694</text:p>
          </table:table-cell>
          <table:table-cell office:value-type="percentage" office:value="9.8796202453099474E-2" table:style-name="ce43">
            <text:p>9,9%</text:p>
          </table:table-cell>
          <table:table-cell office:value-type="float" office:value="13322" table:style-name="ce42">
            <text:p>13.322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5.9732410280323549E-2" table:style-name="ce43">
            <text:p>6,0%</text:p>
          </table:table-cell>
          <table:table-cell office:value-type="float" office:value="1000" table:style-name="ce42">
            <text:p>1.000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0616431295742706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3906" table:style-name="ce42">
            <text:p>13.906</text:p>
          </table:table-cell>
          <table:table-cell office:value-type="percentage" office:value="3.5955702574428305E-4" table:style-name="ce43">
            <text:p>0,0%</text:p>
          </table:table-cell>
          <table:table-cell office:value-type="float" office:value="118837" table:style-name="ce42">
            <text:p>118.837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1492037942977021" table:style-name="ce4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6531" table:style-name="ce42">
            <text:p>156.531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101614434947771" table:style-name="ce43">
            <text:p>99,1%</text:p>
          </table:table-cell>
          <table:table-cell office:value-type="float" office:value="133269" table:style-name="ce42">
            <text:p>133.269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62543821363706764" table:style-name="ce43">
            <text:p>62,5%</text:p>
          </table:table-cell>
          <table:table-cell office:value-type="float" office:value="17312" table:style-name="ce42">
            <text:p>17.312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1802305448755708E-2" table:style-name="ce43">
            <text:p>6,2%</text:p>
          </table:table-cell>
          <table:table-cell office:value-type="float" office:value="25770" table:style-name="ce42">
            <text:p>25.770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7.5799245243060559E-2" table:style-name="ce43">
            <text:p>7,6%</text:p>
          </table:table-cell>
          <table:table-cell office:value-type="float" office:value="41481" table:style-name="ce42">
            <text:p>41.481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7227091435595553E-2" table:style-name="ce43">
            <text:p>5,7%</text:p>
          </table:table-cell>
          <table:table-cell office:value-type="float" office:value="3894" table:style-name="ce42">
            <text:p>3.894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7750261895769048E-2" table:style-name="ce43">
            <text:p>2,8%</text:p>
          </table:table-cell>
          <table:table-cell office:value-type="float" office:value="14" table:style-name="ce42">
            <text:p>14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3473603672532518E-4" table:style-name="ce43">
            <text:p>0,0%</text:p>
          </table:table-cell>
          <table:table-cell office:value-type="float" office:value="378271" table:style-name="ce42">
            <text:p>378.271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19928687445439522" table:style-name="ce43">
            <text:p>19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4" table:style-name="ce42">
            <text:p>2.244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142034548944335" table:style-name="ce43">
            <text:p>86,1%</text:p>
          </table:table-cell>
          <table:table-cell office:value-type="float" office:value="3403" table:style-name="ce42">
            <text:p>3.403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8809634089856417" table:style-name="ce43">
            <text:p>78,8%</text:p>
          </table:table-cell>
          <table:table-cell office:value-type="float" office:value="1017" table:style-name="ce42">
            <text:p>1.017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943871706758306" table:style-name="ce43">
            <text:p>12,9%</text:p>
          </table:table-cell>
          <table:table-cell office:value-type="float" office:value="694" table:style-name="ce42">
            <text:p>694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0055382485289029E-2" table:style-name="ce43">
            <text:p>6,0%</text:p>
          </table:table-cell>
          <table:table-cell office:value-type="float" office:value="1078" table:style-name="ce42">
            <text:p>1.078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5854453535555116E-2" table:style-name="ce43">
            <text:p>3,6%</text:p>
          </table:table-cell>
          <table:table-cell office:value-type="float" office:value="100" table:style-name="ce42">
            <text:p>100</text:p>
          </table:table-cell>
          <table:table-cell office:value-type="float" office:value="7581" table:style-name="ce42">
            <text:p>7.581</text:p>
          </table:table-cell>
          <table:table-cell office:value-type="percentage" office:value="1.3190871916633689E-2" table:style-name="ce43">
            <text:p>1,3%</text:p>
          </table:table-cell>
          <table:table-cell office:value-type="float" office:value="3" table:style-name="ce42">
            <text:p>3</text:p>
          </table:table-cell>
          <table:table-cell office:value-type="float" office:value="2175" table:style-name="ce42">
            <text:p>2.175</text:p>
          </table:table-cell>
          <table:table-cell office:value-type="percentage" office:value="1.3793103448275861E-3" table:style-name="ce43">
            <text:p>0,1%</text:p>
          </table:table-cell>
          <table:table-cell office:value-type="float" office:value="8539" table:style-name="ce42">
            <text:p>8.539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2906980259379061" table:style-name="ce43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76" table:style-name="ce42">
            <text:p>1.776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5606641123882501" table:style-name="ce43">
            <text:p>75,6%</text:p>
          </table:table-cell>
          <table:table-cell office:value-type="float" office:value="2772" table:style-name="ce42">
            <text:p>2.772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3959445037353255" table:style-name="ce43">
            <text:p>74,0%</text:p>
          </table:table-cell>
          <table:table-cell office:value-type="float" office:value="1454" table:style-name="ce42">
            <text:p>1.454</text:p>
          </table:table-cell>
          <table:table-cell office:value-type="float" office:value="7827" table:style-name="ce42">
            <text:p>7.827</text:p>
          </table:table-cell>
          <table:table-cell office:value-type="percentage" office:value="0.18576721604701674" table:style-name="ce43">
            <text:p>18,6%</text:p>
          </table:table-cell>
          <table:table-cell office:value-type="float" office:value="645" table:style-name="ce42">
            <text:p>64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5.7084697760863792E-2" table:style-name="ce43">
            <text:p>5,7%</text:p>
          </table:table-cell>
          <table:table-cell office:value-type="float" office:value="972" table:style-name="ce42">
            <text:p>972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2297723874397742E-2" table:style-name="ce43">
            <text:p>3,2%</text:p>
          </table:table-cell>
          <table:table-cell office:value-type="float" office:value="88" table:style-name="ce42">
            <text:p>88</text:p>
          </table:table-cell>
          <table:table-cell office:value-type="float" office:value="8536" table:style-name="ce42">
            <text:p>8.536</text:p>
          </table:table-cell>
          <table:table-cell office:value-type="percentage" office:value="1.0309278350515464E-2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7713" table:style-name="ce42">
            <text:p>7.713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1654930641602949" table:style-name="ce43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3" table:style-name="ce45">
            <text:p>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5" table:style-name="ce45">
            <text:p>62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50" table:style-name="ce45">
            <text:p>1.65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83" table:style-name="ce45">
            <text:p>6.78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21" table:style-name="ce45">
            <text:p>52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9586" table:style-name="ce45">
            <text:p>9.586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12588" table:style-name="ce49">
            <text:p>2.812.588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243619672945604" table:style-name="ce50">
            <text:p>99,2%</text:p>
          </table:table-cell>
          <table:table-cell office:value-type="float" office:value="2965433" table:style-name="ce49">
            <text:p>2.965.433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74883820764663023" table:style-name="ce50">
            <text:p>74,9%</text:p>
          </table:table-cell>
          <table:table-cell office:value-type="float" office:value="442808" table:style-name="ce49">
            <text:p>442.808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8.2969676143051521E-2" table:style-name="ce50">
            <text:p>8,3%</text:p>
          </table:table-cell>
          <table:table-cell office:value-type="float" office:value="514748" table:style-name="ce49">
            <text:p>514.748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7.3187203855484176E-2" table:style-name="ce50">
            <text:p>7,3%</text:p>
          </table:table-cell>
          <table:table-cell office:value-type="float" office:value="874674" table:style-name="ce49">
            <text:p>874.674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2356523627010064E-2" table:style-name="ce50">
            <text:p>5,2%</text:p>
          </table:table-cell>
          <table:table-cell office:value-type="float" office:value="85434" table:style-name="ce49">
            <text:p>85.434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5808544787041896E-2" table:style-name="ce50">
            <text:p>2,6%</text:p>
          </table:table-cell>
          <table:table-cell office:value-type="float" office:value="1603" table:style-name="ce49">
            <text:p>1.603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6890592582680137E-3" table:style-name="ce50">
            <text:p>0,2%</text:p>
          </table:table-cell>
          <table:table-cell office:value-type="float" office:value="7697288" table:style-name="ce49">
            <text:p>7.697.288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19180967211865529" table:style-name="ce50">
            <text:p>19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0T15:50:56Z</meta:creation-date>
    <dc:date>2021-05-20T15:51:11Z</dc:date>
  </office:meta>
</office:document-meta>
</file>